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ea7500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1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style:font-name="Chandas" fo:font-size="32pt" style:font-size-asian="32pt" style:font-size-complex="32pt"/>
    </style:style>
    <style:style style:name="P2" style:family="paragraph">
      <loext:graphic-properties draw:fill-color="#ffffff"/>
      <style:text-properties style:font-name="Chandas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Chandas" fo:font-size="32pt" style:font-size-asian="32pt" style:font-size-complex="32pt"/>
    </style:style>
    <style:style style:name="T2" style:family="text">
      <style:text-properties fo:color="#3465a4" loext:opacity="100%" style:font-name="Chandas" fo:font-size="32pt" style:font-size-asian="32pt" style:font-size-complex="32pt"/>
    </style:style>
    <style:style style:name="T3" style:family="text">
      <style:text-properties fo:color="#ea7500" loext:opacity="100%" style:font-name="Chanda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4.13cm" svg:height="3.175cm" svg:x="-0.37cm" svg:y="-0.3cm" presentation:class="subtitle" presentation:user-transformed="true">
          <draw:text-box>
            <text:p text:style-name="P1"><text:span text:style-name="T1">select(</text:span><text:span text:style-name="T2">yourTibble</text:span><text:span text:style-name="T1">, </text:span><text:span text:style-name="T3">columns, …</text:span><text:span text:style-name="T1">)</text:span></text:p>
          </draw:text-box>
        </draw:frame>
        <draw:frame draw:style-name="gr1" draw:text-style-name="P4" draw:layer="layout" svg:width="10.795cm" svg:height="1.905cm" svg:x="0.105cm" svg:y="3.115cm">
          <draw:text-box>
            <text:p text:style-name="P3">The first argument is always your tibble dataset</text:p>
          </draw:text-box>
        </draw:frame>
        <draw:frame draw:style-name="gr1" draw:text-style-name="P4" draw:layer="layout" svg:width="10.795cm" svg:height="2.384cm" svg:x="11.6cm" svg:y="3.231cm">
          <draw:text-box>
            <text:p text:style-name="P3">All the rest of your arugments are a comma-separted list of column names you want to subset</text:p>
          </draw:text-box>
        </draw:frame>
        <draw:line draw:style-name="gr2" draw:text-style-name="P5" draw:layer="layout" svg:x1="5.65cm" svg:y1="3.215cm" svg:x2="7.555cm" svg:y2="1.905cm">
          <text:p/>
        </draw:line>
        <draw:line draw:style-name="gr3" draw:text-style-name="P5" draw:layer="layout" svg:x1="19.62cm" svg:y1="3.231cm" svg:x2="16.143cm" svg:y2="1.912cm">
          <text:p/>
        </draw:line>
        <draw:line draw:style-name="gr3" draw:text-style-name="P5" draw:layer="layout" svg:x1="19.62cm" svg:y1="3.231cm" svg:x2="19.953cm" svg:y2="1.91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58cm" svg:x="1cm" svg:y="4.63cm"/>
      <draw:page-thumbnail draw:layer="backgroundobjects" svg:width="9.294cm" svg:height="2.58cm" svg:x="1cm" svg:y="12.678cm"/>
      <draw:page-thumbnail draw:layer="backgroundobjects" svg:width="9.294cm" svg:height="2.58cm" svg:x="1cm" svg:y="20.726cm"/>
      <draw:page-thumbnail draw:layer="backgroundobjects" svg:width="9.294cm" svg:height="2.58cm" svg:x="11.295cm" svg:y="4.63cm"/>
      <draw:page-thumbnail draw:layer="backgroundobjects" svg:width="9.294cm" svg:height="2.58cm" svg:x="11.295cm" svg:y="12.678cm"/>
      <draw:page-thumbnail draw:layer="backgroundobjects" svg:width="9.294cm" svg:height="2.58cm" svg:x="11.295cm" svg:y="20.72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2T16:57:34.452362490</meta:creation-date>
    <dc:date>2021-04-12T17:03:54.665306388</dc:date>
    <meta:editing-duration>PT6M21S</meta:editing-duration>
    <meta:editing-cycles>1</meta:editing-cycles>
    <meta:document-statistic meta:object-count="29"/>
    <meta:generator>LibreOffice/7.1.2.2$Linux_X86_64 LibreOffice_project/5751006d328844ba3fa6124ed263bbf122f0788a</meta:generator>
  </office:meta>
</office:document-meta>
</file>